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72pt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zcijmy Jezusa,</text:span><text:span text:style-name="T1"><text:line-break/></text:span><text:span text:style-name="T1">czcijmy Go</text:span><text:span text:style-name="T1"><text:line-break/></text:span><text:span text:style-name="T1">Oddajmy Mu chwałę</text:span><text:span text:style-name="T1"><text:line-break/></text:span><text:span text:style-name="T1">Czcijmy Jezusa,</text:span><text:span text:style-name="T1"><text:line-break/></text:span><text:span text:style-name="T1">czcijmy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Powstał z martwych,</text:span><text:span text:style-name="T1"><text:line-break/></text:span><text:span text:style-name="T1">powstał z martwych</text:span><text:span text:style-name="T1"><text:line-break/></text:span><text:span text:style-name="T1">I On żyje na wieki już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Powstał z martwych,</text:span><text:span text:style-name="T1"><text:line-break/></text:span><text:span text:style-name="T1">powstał z martwych</text:span><text:span text:style-name="T1"><text:line-break/></text:span><text:span text:style-name="T1">Więc razem</text:span><text:span text:style-name="T1"><text:line-break/></text:span><text:span text:style-name="T1">się radujmy,</text:span><text:span text:style-name="T1"><text:line-break/></text:span><text:span text:style-name="T1">świętując</text:span><text:span text:style-name="T1"><text:line-break/></text:span><text:span text:style-name="T1">zmartwychwstania</text:span><text:span text:style-name="T1"><text:line-break/></text:span><text:span text:style-name="T1">ten dzień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3-29T13:34:25</meta:creation-date>
    <dc:date>2013-05-14T18:52:32.31</dc:date>
    <dc:language>pl-PL</dc:language>
    <meta:editing-cycles>8</meta:editing-cycles>
    <meta:editing-duration>PT21M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